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0.634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2" style:family="text">
      <style:text-properties fo:color="#fafafa" loext:opacity="100%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6.25cm" svg:height="15.391cm" svg:x="4.375cm" svg:y="-0.204cm">
          <draw:text-box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 </text:span><text:span text:style-name="T1">FAIXA</text:span></text:p>
            <text:p text:style-name="P2"><text:span text:style-name="T1">BRANCA <text:s text:c="4"/>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22:00:57.423573704</dc:date>
    <meta:editing-duration>PT1H49M18S</meta:editing-duration>
    <meta:editing-cycles>12</meta:editing-cycles>
    <meta:generator>LibreOffice/7.0.6.2$Linux_X86_64 LibreOffice_project/00$Build-2</meta:generator>
    <meta:document-statistic meta:object-count="2"/>
  </office:meta>
</office:document-meta>
</file>